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32pt" officeooo:rsid="000984e8" officeooo:paragraph-rsid="0004925c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492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5003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4925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5003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4925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5003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4925c"/>
    </style:style>
    <style:style style:name="P9" style:family="paragraph" style:parent-style-name="Standard">
      <style:paragraph-properties fo:text-align="start" style:justify-single-word="false"/>
      <style:text-properties officeooo:paragraph-rsid="00050031"/>
    </style:style>
    <style:style style:name="P10" style:family="paragraph" style:parent-style-name="Standard">
      <style:paragraph-properties fo:text-align="center" style:justify-single-word="false"/>
      <style:text-properties officeooo:paragraph-rsid="0004925c"/>
    </style:style>
    <style:style style:name="P11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4925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50031" style:font-size-asian="10.5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.7cm" fo:margin-right="0cm" fo:text-align="start" style:justify-single-word="false" fo:text-indent="-0.6cm" style:auto-text-indent="false" fo:background-color="transparent"/>
      <style:text-properties style:font-name="DejaVu Sans" fo:font-size="12pt" fo:font-weight="normal" officeooo:rsid="00055458" officeooo:paragraph-rsid="00055458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fo:font-size="12pt" fo:font-weight="normal" officeooo:rsid="00055458" officeooo:paragraph-rsid="00055458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050031" officeooo:paragraph-rsid="00050031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50031" officeooo:paragraph-rsid="00050031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50031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55458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5458" officeooo:paragraph-rsid="00055458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" fo:font-size="12pt" fo:font-weight="normal" officeooo:rsid="000984e8" officeooo:paragraph-rsid="0004925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50031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" fo:font-size="12pt" fo:font-weight="normal" officeooo:rsid="00050031" officeooo:paragraph-rsid="0005003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a677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fo:font-weight="normal" officeooo:rsid="00055458" officeooo:paragraph-rsid="0005003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a677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a677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a6778" style:font-size-asian="10.5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04925c"/>
    </style:style>
    <style:style style:name="P29" style:family="paragraph" style:parent-style-name="Standard">
      <style:paragraph-properties fo:text-align="start" style:justify-single-word="false"/>
      <style:text-properties officeooo:paragraph-rsid="000a6778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050031" officeooo:paragraph-rsid="00050031"/>
    </style:style>
    <style:style style:name="P31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-0.7cm" style:auto-text-indent="false" style:page-number="auto" fo:background-color="transparent"/>
      <style:text-properties officeooo:paragraph-rsid="0004925c"/>
    </style:style>
    <style:style style:name="P32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-0.7cm" style:auto-text-indent="false" style:page-number="auto" fo:background-color="transparent"/>
      <style:text-properties officeooo:paragraph-rsid="00050031"/>
    </style:style>
    <style:style style:name="P33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-0.7cm" style:auto-text-indent="false" fo:background-color="transparent"/>
      <style:text-properties officeooo:rsid="00050031" officeooo:paragraph-rsid="00050031"/>
    </style:style>
    <style:style style:name="P34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-0.7cm" style:auto-text-indent="false" fo:background-color="transparent"/>
      <style:text-properties fo:font-weight="normal" officeooo:rsid="00050031" officeooo:paragraph-rsid="00050031" style:font-weight-asian="normal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officeooo:paragraph-rsid="000a6778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a6778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a6778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a6778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a6778"/>
    </style:style>
    <style:style style:name="P40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0a6778" style:font-size-asian="10.5pt" style:font-weight-asian="normal" style:font-size-complex="12pt" style:font-weight-complex="normal"/>
    </style:style>
    <style:style style:name="T1" style:family="text">
      <style:text-properties style:font-name="DejaVu Sans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DejaVu Sans" fo:font-size="12pt" fo:font-weight="bold" officeooo:rsid="000984e8" style:font-size-asian="10.5pt" style:font-weight-asian="bold" style:font-size-complex="12pt" style:font-weight-complex="bold"/>
    </style:style>
    <style:style style:name="T3" style:family="text">
      <style:text-properties style:font-name="DejaVu Sans" fo:font-size="12pt" fo:font-weight="bold" officeooo:rsid="0004925c" style:font-size-asian="10.5pt" style:font-weight-asian="bold" style:font-size-complex="12pt" style:font-weight-complex="bold"/>
    </style:style>
    <style:style style:name="T4" style:family="text">
      <style:text-properties style:font-name="DejaVu Sans" fo:font-size="12pt" fo:font-weight="bold" officeooo:rsid="00050031" style:font-size-asian="10.5pt" style:font-weight-asian="bold" style:font-size-complex="12pt" style:font-weight-complex="bold"/>
    </style:style>
    <style:style style:name="T5" style:family="text">
      <style:text-properties style:font-name="DejaVu Sans" fo:font-size="12pt" fo:font-weight="bold" officeooo:rsid="00055458" style:font-size-asian="10.5pt" style:font-weight-asian="bold" style:font-size-complex="12pt" style:font-weight-complex="bold"/>
    </style:style>
    <style:style style:name="T6" style:family="text">
      <style:text-properties style:font-name="DejaVu Sans" fo:font-size="12pt" fo:font-weight="bold" officeooo:rsid="000a6778" style:font-size-asian="10.5pt" style:font-weight-asian="bold" style:font-size-complex="12pt" style:font-weight-complex="bold"/>
    </style:style>
    <style:style style:name="T7" style:family="text">
      <style:text-properties style:font-name="DejaVu Sans" fo:font-size="12pt" style:font-size-asian="10.5pt" style:font-size-complex="12pt"/>
    </style:style>
    <style:style style:name="T8" style:family="text">
      <style:text-properties style:font-name="DejaVu Sans" fo:font-size="12pt" officeooo:rsid="000984e8" style:font-size-asian="10.5pt" style:font-size-complex="12pt"/>
    </style:style>
    <style:style style:name="T9" style:family="text">
      <style:text-properties style:font-name="DejaVu Sans" fo:font-size="12pt" officeooo:rsid="0004925c" style:font-size-asian="10.5pt" style:font-size-complex="12pt"/>
    </style:style>
    <style:style style:name="T10" style:family="text">
      <style:text-properties style:font-name="DejaVu Sans" fo:font-size="12pt" officeooo:rsid="00050031" style:font-size-asian="10.5pt" style:font-size-complex="12pt"/>
    </style:style>
    <style:style style:name="T11" style:family="text">
      <style:text-properties style:font-name="DejaVu Sans" fo:font-size="12pt" officeooo:rsid="00055458" style:font-size-asian="10.5pt" style:font-size-complex="12pt"/>
    </style:style>
    <style:style style:name="T12" style:family="text">
      <style:text-properties style:font-name="DejaVu Sans" fo:font-size="12pt" officeooo:rsid="00065a91" style:font-size-asian="10.5pt" style:font-size-complex="12pt"/>
    </style:style>
    <style:style style:name="T13" style:family="text">
      <style:text-properties style:font-name="DejaVu Sans" fo:font-size="12pt" officeooo:rsid="000f0d0c" style:font-size-asian="10.5pt" style:font-size-complex="12pt"/>
    </style:style>
    <style:style style:name="T14" style:family="text">
      <style:text-properties style:font-name="DejaVu Sans" fo:font-size="12pt" officeooo:rsid="000a6778" style:font-size-asian="10.5pt" style:font-size-complex="12pt"/>
    </style:style>
    <style:style style:name="T15" style:family="text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style:font-name="DejaVu Sans" fo:font-size="12pt" fo:font-weight="normal" officeooo:rsid="000984e8" style:font-size-asian="10.5pt" style:font-weight-asian="normal" style:font-size-complex="12pt" style:font-weight-complex="normal"/>
    </style:style>
    <style:style style:name="T17" style:family="text">
      <style:text-properties style:font-name="DejaVu Sans" fo:font-size="12pt" fo:font-weight="normal" officeooo:rsid="0004925c" style:font-size-asian="10.5pt" style:font-weight-asian="normal" style:font-size-complex="12pt" style:font-weight-complex="normal"/>
    </style:style>
    <style:style style:name="T18" style:family="text">
      <style:text-properties style:font-name="DejaVu Sans" fo:font-size="12pt" fo:font-weight="normal" officeooo:rsid="00050031" style:font-size-asian="10.5pt" style:font-weight-asian="normal" style:font-size-complex="12pt" style:font-weight-complex="normal"/>
    </style:style>
    <style:style style:name="T19" style:family="text">
      <style:text-properties style:font-name="DejaVu Sans" fo:font-size="12pt" fo:font-weight="normal" officeooo:rsid="00055458" style:font-size-asian="10.5pt" style:font-weight-asian="normal" style:font-size-complex="12pt" style:font-weight-complex="normal"/>
    </style:style>
    <style:style style:name="T20" style:family="text">
      <style:text-properties style:font-name="DejaVu Sans" fo:font-size="12pt" fo:font-weight="normal" officeooo:rsid="00065a91" style:font-size-asian="10.5pt" style:font-weight-asian="normal" style:font-size-complex="12pt" style:font-weight-complex="normal"/>
    </style:style>
    <style:style style:name="T21" style:family="text">
      <style:text-properties style:font-name="DejaVu Sans" fo:font-size="12pt" fo:font-weight="normal" officeooo:rsid="000fc22a" style:font-size-asian="10.5pt" style:font-weight-asian="normal" style:font-size-complex="12pt" style:font-weight-complex="normal"/>
    </style:style>
    <style:style style:name="T22" style:family="text">
      <style:text-properties style:font-name="DejaVu Sans" fo:font-size="12pt" fo:font-weight="normal" officeooo:rsid="000f0d0c" style:font-size-asian="10.5pt" style:font-weight-asian="normal" style:font-size-complex="12pt" style:font-weight-complex="normal"/>
    </style:style>
    <style:style style:name="T23" style:family="text">
      <style:text-properties style:font-name="DejaVu Sans" fo:font-size="12pt" fo:font-weight="normal" officeooo:rsid="000a6778" style:font-size-asian="10.5pt" style:font-weight-asian="normal" style:font-size-complex="12pt" style:font-weight-complex="normal"/>
    </style:style>
    <style:style style:name="T24" style:family="text">
      <style:text-properties style:font-name="DejaVu Sans" fo:font-size="32pt" officeooo:rsid="000984e8" style:font-size-asian="32pt" style:font-size-complex="32pt"/>
    </style:style>
    <style:style style:name="T25" style:family="text">
      <style:text-properties style:font-name="DejaVu Sans" fo:font-size="32pt" officeooo:rsid="0004925c" style:font-size-asian="32pt" style:font-size-complex="3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4925c" style:font-weight-asian="bold" style:font-weight-complex="bold"/>
    </style:style>
    <style:style style:name="T28" style:family="text">
      <style:text-properties officeooo:rsid="0004925c"/>
    </style:style>
    <style:style style:name="T29" style:family="text">
      <style:text-properties officeooo:rsid="0005003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055458" style:font-weight-asian="normal" style:font-weight-complex="normal"/>
    </style:style>
    <style:style style:name="T32" style:family="text">
      <style:text-properties fo:font-weight="normal" officeooo:rsid="000a6778" style:font-weight-asian="normal" style:font-weight-complex="normal"/>
    </style:style>
    <style:style style:name="T33" style:family="text">
      <style:text-properties officeooo:rsid="00055458"/>
    </style:style>
    <style:style style:name="T34" style:family="text">
      <style:text-properties officeooo:rsid="000a67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Cas d’Utilisation du package</text:p>
      <text:p text:style-name="P10"><text:span text:style-name="T24">« </text:span><text:span text:style-name="T25">Achats</text:span><text:span text:style-name="T24"> »</text:span></text:p>
      <text:p text:style-name="P11">Cas d’Utilisation n°00<text:span text:style-name="T28">4</text:span></text:p>
      <text:p text:style-name="P8"><text:span text:style-name="T2">Nom :</text:span><text:span text:style-name="T8"> </text:span><text:span text:style-name="T9">Consulter la carte d’une pizzeria</text:span></text:p>
      <text:p text:style-name="P8"><text:span text:style-name="T2">Acteur(s) :</text:span><text:span text:style-name="T8"> </text:span><text:span text:style-name="T9">Utilisateur</text:span></text:p>
      <text:p text:style-name="P8"><text:span text:style-name="T2">Description :</text:span><text:span text:style-name="T8"> </text:span><text:span text:style-name="T9">Afficher le choix des pizza disponibles dans une pizzeria.</text:span></text:p>
      <text:p text:style-name="P2"><text:span text:style-name="T26">Pré-condition(s) :</text:span> — </text:p>
      <text:p text:style-name="P8"><text:span text:style-name="T2">Déclencheur :</text:span><text:span text:style-name="T8"> </text:span><text:span text:style-name="T9">L’utilisateur demande à consulter la carte.</text:span></text:p>
      <text:p text:style-name="P4">Scénario nominal :</text:p>
      <text:list xml:id="list3129984338" text:style-name="L1">
        <text:list-item>
          <text:p text:style-name="P31"><text:span text:style-name="T16">Le </text:span><text:span text:style-name="T2">Système </text:span><text:span text:style-name="T3">affiche </text:span><text:span text:style-name="T17">les pizzeria les plus proches</text:span><text:span text:style-name="T16">.</text:span></text:p>
        </text:list-item>
        <text:list-item>
          <text:p text:style-name="P20">L’<text:span text:style-name="T27">Utilisateur sélectionne</text:span><text:span text:style-name="T28"> la pizzeria dont il souhaite voir la carte</text:span>.</text:p>
        </text:list-item>
        <text:list-item>
          <text:p text:style-name="P28"><text:span text:style-name="T16">Le </text:span><text:span text:style-name="T2">Système </text:span><text:span text:style-name="T3">affiche</text:span><text:span text:style-name="T16"> la </text:span><text:span text:style-name="T17">carte des pizza.</text:span></text:p>
        </text:list-item>
      </text:list>
      <text:p text:style-name="P21"/>
      <text:p text:style-name="P6">Scénario alternatif :</text:p>
      <text:list xml:id="list111049410143034" text:continue-numbering="true" text:style-name="L1">
        <text:list-item>
          <text:p text:style-name="P30"><text:span text:style-name="T17">L’</text:span><text:span text:style-name="T1">Utilisateur sélectionne </text:span><text:span text:style-name="T15">une pizza</text:span></text:p>
        </text:list-item>
        <text:list-item>
          <text:p text:style-name="P22">Le <text:span text:style-name="T26">Système affiche</text:span> les détails concernant la pizza (composition, prix etc...)</text:p>
        </text:list-item>
      </text:list>
      <text:p text:style-name="P6">Scénario d’exception :<text:span text:style-name="T30"> — </text:span></text:p>
      <text:p text:style-name="P6"/>
      <text:p text:style-name="P6"/>
      <text:p text:style-name="P12">Cas d’Utilisation n°00<text:span text:style-name="T29">5</text:span></text:p>
      <text:p text:style-name="P9"><text:span text:style-name="T2">Nom :</text:span><text:span text:style-name="T8"> </text:span><text:span text:style-name="T10">Se constituer un panier</text:span></text:p>
      <text:p text:style-name="P9"><text:span text:style-name="T2">Acteur(s) :</text:span><text:span text:style-name="T8"> </text:span><text:span text:style-name="T9">Utilisateur</text:span></text:p>
      <text:p text:style-name="P9"><text:span text:style-name="T2">Description :</text:span><text:span text:style-name="T8"> </text:span><text:span text:style-name="T10">Choisir une ou plusieurs pizza à commander</text:span></text:p>
      <text:p text:style-name="P3"><text:span text:style-name="T26">Pré-condition(s) :</text:span> — </text:p>
      <text:p text:style-name="P9"><text:span text:style-name="T2">Déclencheur :</text:span><text:span text:style-name="T8"> </text:span><text:span text:style-name="T9">L’utilisateur demande à consulter la carte.</text:span></text:p>
      <text:p text:style-name="P5">Scénario nominal :</text:p>
      <text:list xml:id="list111049509225662" text:continue-list="list111049410143034" text:style-name="L1">
        <text:list-item text:start-value="1">
          <text:p text:style-name="P32"><text:span text:style-name="T16">L</text:span><text:span text:style-name="T18">’</text:span><text:span text:style-name="T4">Utilisateur consulte</text:span><text:span text:style-name="T18"> la carte des pizza (Inclusion du cas d’Utilisation n°004 : Consulter la carte d’une pizzeria).</text:span></text:p>
        </text:list-item>
        <text:list-item>
          <text:p text:style-name="P33"><text:span text:style-name="T15">L’</text:span><text:span text:style-name="T1">Utilisateur sélectionne</text:span><text:span text:style-name="T15"> une pizza.</text:span></text:p>
        </text:list-item>
        <text:list-item>
          <text:p text:style-name="P34"><text:span text:style-name="T7">L’</text:span><text:span text:style-name="T1">Utilisateur choisit</text:span><text:span text:style-name="T7"> le nombre de pizza qu’il veut inclure dans sa commande et </text:span><text:span text:style-name="T1">valide.</text:span></text:p>
        </text:list-item>
        <text:list-item>
          <text:p text:style-name="P34"><text:span text:style-name="T7">L’</text:span><text:span text:style-name="T1">Utilisateur répète</text:span><text:span text:style-name="T7"> les étapes 2. et 3. autant de fois qu’il le souhaite.</text:span></text:p>
        </text:list-item>
      </text:list>
      <text:p text:style-name="P7">Scénario alternatif :<text:span text:style-name="T30"> — </text:span></text:p>
      <text:p text:style-name="P7">Scénario d’exception : <text:span text:style-name="T30">— </text:span></text:p>
      <text:p text:style-name="P21"/>
      <text:p text:style-name="P12">Cas d’Utilisation n°00<text:span text:style-name="T29">6</text:span></text:p>
      <text:p text:style-name="P9"><text:span text:style-name="T2">Nom :</text:span><text:span text:style-name="T8"> </text:span><text:span text:style-name="T10">Passer une Commande</text:span></text:p>
      <text:p text:style-name="P9"><text:span text:style-name="T2">Acteur(s) :</text:span><text:span text:style-name="T8"> </text:span><text:span text:style-name="T9">Utilisateur, </text:span><text:span text:style-name="T11">&lt;&lt;Système&gt;&gt; Banque en ligne</text:span></text:p>
      <text:p text:style-name="P9"><text:span text:style-name="T2">Description :</text:span><text:span text:style-name="T4"> </text:span><text:span text:style-name="T18">Commander une ou plusieurs pizza.</text:span></text:p>
      <text:p text:style-name="P9"><text:span text:style-name="T2">Pré-condition(s) :</text:span><text:span text:style-name="T8"> </text:span><text:span text:style-name="T10">S’être constitué un panier</text:span><text:span text:style-name="T8">, </text:span><text:span text:style-name="T11">l’Utilisateur doit être identifié.</text:span></text:p>
      <text:p text:style-name="P9"><text:span text:style-name="T2">Déclencheur :</text:span><text:span text:style-name="T8"> </text:span><text:span text:style-name="T9">L’utilisateur </text:span><text:span text:style-name="T10">valide le contenu de son panier.</text:span></text:p>
      <text:p text:style-name="P5">Scénario nominal :</text:p>
      <text:p text:style-name="P17"><text:span text:style-name="T16"><text:tab/></text:span><text:span text:style-name="T20">1. </text:span><text:span text:style-name="T16">L</text:span><text:span text:style-name="T18">e </text:span><text:span text:style-name="T4">Systme affiche</text:span><text:span text:style-name="T18"> un récapitulatif de la commande (contenu du panier, prix total).</text:span></text:p>
      <text:p text:style-name="P15"><text:span text:style-name="T15"><text:tab/></text:span><text:span text:style-name="T20">2. </text:span><text:span text:style-name="T15">L’</text:span><text:span text:style-name="T1">Utilisateur valide </text:span><text:span text:style-name="T15">sa commande.</text:span></text:p>
      <text:p text:style-name="P16"><text:span text:style-name="T7"><text:tab/></text:span><text:span text:style-name="T12">3. </text:span><text:span text:style-name="T7">Le </text:span><text:span text:style-name="T1">Système affiche </text:span><text:span text:style-name="T7">les différents modes de commandes (livraison, réception en pizzeria).</text:span></text:p>
      <text:p text:style-name="P16"><text:span text:style-name="T7"><text:tab/></text:span><text:span text:style-name="T12">4. </text:span><text:span text:style-name="T7">L’</text:span><text:span text:style-name="T1">Utilisateur choisit</text:span><text:span text:style-name="T7"> parmi les propositions et valide.</text:span></text:p>
      <text:p text:style-name="P16"><text:span text:style-name="T7"><text:tab/></text:span><text:span text:style-name="T12">5. </text:span><text:span text:style-name="T7">Le </text:span><text:span text:style-name="T1">Système affiche </text:span><text:span text:style-name="T7">les différents moyens de paiement en fonction du mode de réception des pizza choisit (Paypal/ Carte Bleue, règlement en liquide à livraison, règlement sur place à réception).</text:span></text:p>
      <text:p text:style-name="P16"><text:span text:style-name="T7"><text:tab/></text:span><text:span text:style-name="T12">6. </text:span><text:span text:style-name="T7">L’</text:span><text:span text:style-name="T1">Utilisateur choisit </text:span><text:span text:style-name="T7">le mode de paiement qui lui convient.</text:span></text:p>
      <text:p text:style-name="P16"><text:span text:style-name="T7"><text:tab/></text:span><text:span text:style-name="T12">7. </text:span><text:span text:style-name="T7">Le </text:span><text:span text:style-name="T1">Sytème affiche </text:span><text:span text:style-name="T7">le récapitulatif complet de la commande ainsi que le prix total.</text:span></text:p>
      <text:p text:style-name="P7">Scénario alternatif :<text:span text:style-name="T30"> </text:span></text:p>
      <text:p text:style-name="P18"><text:span text:style-name="T19"><text:tab/>6. a) L’</text:span><text:span text:style-name="T5">Utilisateur choisit </text:span><text:span text:style-name="T19">de payer en ligne sa commande.</text:span></text:p>
      <text:p text:style-name="P19"><text:tab/><text:tab/>6. a) i) Le <text:span text:style-name="T26">Système affiche </text:span>la page de paiement (avec la demande de renseignement des coordonnées bancaires)</text:p>
      <text:p text:style-name="P14"><text:tab/><text:tab/>6. a) ii) L’<text:span text:style-name="T26">Utilisateur renseigne</text:span> les informations demandées et valide.</text:p>
      <text:p text:style-name="P14"><text:tab/><text:tab/>6. a) iii) Le <text:span text:style-name="T26">Système envoie</text:span> les données à la <text:span text:style-name="T26">Banque en ligne </text:span><text:s/>qui <text:span text:style-name="T26">vérifie</text:span> la validité des informations.</text:p>
      <text:p text:style-name="P14"><text:tab/><text:tab/>6.a) iv) Passage à l’étape 7.</text:p>
      <text:p text:style-name="P13"/>
      <text:p text:style-name="P7">Scénario d’exception <text:span text:style-name="T30">:</text:span></text:p>
      <text:p text:style-name="P7"><text:span text:style-name="T30"><text:tab/></text:span><text:span text:style-name="T31">2. a) L’</text:span><text:span text:style-name="T33">Utilisateur ne s’est pas</text:span><text:span text:style-name="T31"> </text:span><text:span text:style-name="T33">identifié</text:span><text:span text:style-name="T31"> sur le site / application.</text:span></text:p>
      <text:p text:style-name="P7"><text:span text:style-name="T31"><text:tab/><text:tab/>2. a) i) Le </text:span><text:span text:style-name="T33">Système</text:span><text:span text:style-name="T31"> </text:span><text:span text:style-name="T33">demande</text:span><text:span text:style-name="T31"> à l’Utilisateur de se connecter (inclusion du cas d’Utilisation n°3 : Se connecter à son compte).</text:span></text:p>
      <text:p text:style-name="P24"><text:tab/><text:tab/>2. a) ii) Retour à l’étape 2.</text:p>
      <text:p text:style-name="P35"><text:span text:style-name="T2">Cas d’Utilisation n°00</text:span><text:span text:style-name="T6">7</text:span></text:p>
      <text:p text:style-name="P29"><text:span text:style-name="T2">Nom :</text:span><text:span text:style-name="T8"> </text:span><text:span text:style-name="T14">S</text:span><text:span text:style-name="T13">a</text:span><text:span text:style-name="T14">uvegarder une recette</text:span></text:p>
      <text:p text:style-name="P29"><text:span text:style-name="T2">Acteur(s) :</text:span><text:span text:style-name="T8"> </text:span><text:span text:style-name="T14">Utilisateur</text:span></text:p>
      <text:p text:style-name="P29"><text:span text:style-name="T2">Description :</text:span><text:span text:style-name="T8"> </text:span><text:span text:style-name="T14">Mettre une pizza en favoris</text:span></text:p>
      <text:p text:style-name="P27"><text:span text:style-name="T26">Pré-condition(s) :</text:span> — </text:p>
      <text:p text:style-name="P29"><text:span text:style-name="T2">Déclencheur :</text:span><text:span text:style-name="T8"> </text:span><text:span text:style-name="T13">Un client demande à être livré.</text:span></text:p>
      <text:p text:style-name="P26">Scénario nominal :</text:p>
      <text:p text:style-name="P37"><text:span text:style-name="T16"><text:tab/></text:span><text:span text:style-name="T21">1. </text:span><text:span text:style-name="T16">L’</text:span><text:span text:style-name="T6">Utilisateur</text:span><text:span text:style-name="T23"> consulte la carte des pizza</text:span><text:span text:style-name="T22"> </text:span><text:span text:style-name="T23">(Inclusion du cas d’utilisation n°004 : Consulter la carte d’une pizzeria.</text:span></text:p>
      <text:p text:style-name="P37"><text:span text:style-name="T21"><text:tab/>2. </text:span><text:span text:style-name="T22">L</text:span><text:span text:style-name="T21">’</text:span><text:span text:style-name="T6">Utilisateur</text:span><text:span text:style-name="T23"> </text:span><text:span text:style-name="T6">sélectionne</text:span><text:span text:style-name="T23"> une pizza.</text:span></text:p>
      <text:p text:style-name="P37"><text:span text:style-name="T16"><text:tab/></text:span><text:span text:style-name="T21">3. </text:span><text:span text:style-name="T16">Le </text:span><text:span text:style-name="T2">Système </text:span><text:span text:style-name="T3">affiche</text:span><text:span text:style-name="T16"> l</text:span><text:span text:style-name="T23">es détails de la pizza.</text:span></text:p>
      <text:p text:style-name="P36"><text:span text:style-name="T21"><text:tab/>4. </text:span><text:span text:style-name="T23">L’</text:span><text:span text:style-name="T6">Utilisateur ajoute</text:span><text:span text:style-name="T23"> la pizza dans ses favoris</text:span><text:span text:style-name="T21">.</text:span></text:p>
      <text:p text:style-name="P36"><text:span text:style-name="T21"><text:tab/></text:span><text:span text:style-name="T23">5. Le </text:span><text:span text:style-name="T6">Système vérifie</text:span><text:span text:style-name="T23"> que la pizza ne soit pas déjà enregistrée, puis enregistre la pizza.</text:span></text:p>
      <text:p text:style-name="P23"/>
      <text:p text:style-name="P25">Scénario alternatif :</text:p>
      <text:p text:style-name="P25"><text:tab/><text:tab/><text:span text:style-name="T32">2. a) L’</text:span><text:span text:style-name="T34">Utilisateur compose</text:span><text:span text:style-name="T32"> sa propre pizza.</text:span></text:p>
      <text:p text:style-name="P25"><text:span text:style-name="T32"><text:tab/><text:tab/><text:tab/>2. a) i) L’</text:span><text:span text:style-name="T34">Utilisateur sélectionne</text:span><text:span text:style-name="T32"> ses ingrédients.</text:span></text:p>
      <text:p text:style-name="P25"><text:span text:style-name="T32"><text:tab/><text:tab/><text:tab/>2. a) ii) L’</text:span><text:span text:style-name="T34">Utilisateur nomme</text:span><text:span text:style-name="T32"> sa recette.</text:span></text:p>
      <text:p text:style-name="P25"><text:span text:style-name="T32"><text:tab/><text:tab/><text:tab/>2. a) iii) Passage à l’étape 4.</text:span></text:p>
      <text:list xml:id="list111050399123708" text:continue-numbering="true" text:style-name="L1">
        <text:list-header>
          <text:p text:style-name="P40"><text:span text:style-name="T15"/></text:p>
        </text:list-header>
      </text:list>
      <text:p text:style-name="P25">Scénario d’exception :<text:span text:style-name="T30"> —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45:55.199000000</meta:creation-date>
    <dc:date>2020-03-16T11:10:48.196538886</dc:date>
    <meta:editing-duration>PT25M20S</meta:editing-duration>
    <meta:editing-cycles>4</meta:editing-cycles>
    <meta:generator>LibreOffice/6.0.7.3$Linux_X86_64 LibreOffice_project/00m0$Build-3</meta:generator>
    <dc:creator>Thomas Hintermeier</dc:creator>
    <meta:document-statistic meta:table-count="0" meta:image-count="0" meta:object-count="0" meta:page-count="5" meta:paragraph-count="71" meta:word-count="558" meta:character-count="3563" meta:non-whitespace-character-count="3032"/>
  </office:meta>
</office:document-meta>
</file>